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7098in"/>
    </style:style>
    <style:style style:name="co10" style:family="table-column">
      <style:table-column-properties fo:break-before="auto" style:column-width="0.498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173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0.702in"/>
    </style:style>
    <style:style style:name="co16" style:family="table-column">
      <style:table-column-properties fo:break-before="auto" style:column-width="1.290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1016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362.786">
            <text:p>362.786</text:p>
          </table:table-cell>
          <table:table-cell table:style-name="ce1" table:formula="of:=MAX([.F2:.F3])" office:value-type="float" office:value="362.786">
            <text:p>362.786</text:p>
          </table:table-cell>
          <table:table-cell table:style-name="ce1" table:formula="of:=([.G2]/[.A2])/[.C2]" office:value-type="float" office:value="0.00000725572">
            <text:p>7.25572E-00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171.457">
            <text:p>171.457</text:p>
          </table:table-cell>
          <table:table-cell table:style-name="ce1" table:formula="of:=MAX([.F4:.F5])" office:value-type="float" office:value="171.457">
            <text:p>171.457</text:p>
          </table:table-cell>
          <table:table-cell table:style-name="ce1" table:formula="of:=([.G4]/[.A4])/[.C4]" office:value-type="float" office:value="0.00000342914">
            <text:p>3.42914E-0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158.765">
            <text:p>158.76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">
            <text:p>25000</text:p>
          </table:table-cell>
          <table:table-cell table:style-name="ce1" office:value-type="float" office:value="13.2984">
            <text:p>13.2984</text:p>
          </table:table-cell>
          <table:table-cell table:style-name="ce1" table:formula="of:=MAX([.F7:.F10])" office:value-type="float" office:value="13.2984">
            <text:p>13.2984</text:p>
          </table:table-cell>
          <table:table-cell table:style-name="ce1" table:formula="of:=([.G7]/[.A7])/[.C7]" office:value-type="float" office:value="0.00000265968">
            <text:p>2.65968E-0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13.2066">
            <text:p>13.2066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13.2455">
            <text:p>13.2455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13.2133">
            <text:p>13.213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41.0457">
            <text:p>41.0457</text:p>
          </table:table-cell>
          <table:table-cell table:style-name="ce1" table:formula="of:=MAX([.F12:.F19])" office:value-type="float" office:value="41.5634">
            <text:p>41.5634</text:p>
          </table:table-cell>
          <table:table-cell table:style-name="ce1" table:formula="of:=([.G12]/[.A12])/[.C12]" office:value-type="float" office:value="0.000000831268">
            <text:p>8.31268E-0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40.909">
            <text:p>40.909</text:p>
          </table:table-cell>
          <table:table-cell table:number-columns-repeated="2"/>
          <table:table-cell>
            <draw:frame table:end-cell-address="'CPU+GPU'.N42" table:end-x="0.4303in" table:end-y="0.1268in" draw:z-index="0" draw:style-name="gr1" svg:width="5.9406in" svg:height="5.198in" svg:x="0.7161in" svg:y="0.1453in">
              <draw:object draw:notify-on-update-of-ranges="'CPU+GPU'.D2:'CPU+GPU'.D21 'CPU+GPU'.H2:'CPU+GPU'.H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" office:value-type="float" office:value="41.5634">
            <text:p>41.563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8767">
            <text:p>40.8767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5086">
            <text:p>40.5086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6739">
            <text:p>40.6739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7182">
            <text:p>40.718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1.0568">
            <text:p>41.056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office:value-type="float" office:value="31.6464">
            <text:p>31.6464</text:p>
          </table:table-cell>
          <table:table-cell table:style-name="ce1" table:formula="of:=MAX([.F21:.F36])" office:value-type="float" office:value="35.135">
            <text:p>35.135</text:p>
          </table:table-cell>
          <table:table-cell table:style-name="ce1" table:formula="of:=([.G21]/[.A21])/[.C21]" office:value-type="float" office:value="0.0000007027">
            <text:p>7.027E-007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1.136">
            <text:p>31.13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865">
            <text:p>30.686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6068">
            <text:p>31.606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1624">
            <text:p>32.162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9403">
            <text:p>32.940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031">
            <text:p>32.03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1427">
            <text:p>31.142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9997">
            <text:p>30.999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69">
            <text:p>30.669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5.135">
            <text:p>35.13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8772">
            <text:p>30.877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824">
            <text:p>30.682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1977">
            <text:p>31.197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0296">
            <text:p>31.029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306">
            <text:p>30.6306</text:p>
          </table:table-cell>
          <table:table-cell table:number-columns-repeated="1018"/>
        </table:table-row>
        <table:table-row table:style-name="ro2" table:number-rows-repeated="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3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2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</text:p>
          </table:table-cell>
        </table:table-row>
      </table:table>
      <table:table table:name="CPU single node" table:style-name="ta2" table:print="false">
        <office:forms form:automatic-focus="false" form:apply-design-mode="false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5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8.96594E-00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/>
          <table:table-cell table:number-columns-repeated="6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4.24136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2.6915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"/>
          <table:table-cell table:number-columns-repeated="7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1.769638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4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1"/>
          <table:table-cell table:number-columns-repeated="2"/>
          <table:table-cell table:style-name="ce3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number-columns-repeated="1014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4" table:number-columns-repeated="1014"/>
        </table:table-row>
        <table:table-row table:style-name="ro4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8.96594E-006</text:p>
          </table:table-cell>
          <table:table-cell table:number-columns-repeated="1014"/>
        </table:table-row>
        <table:table-row table:style-name="ro4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4.24136E-006</text:p>
          </table:table-cell>
          <table:table-cell table:number-columns-repeated="1014"/>
        </table:table-row>
        <table:table-row table:style-name="ro4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2.1323E-006</text:p>
          </table:table-cell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1.210226E-006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49.3425">
            <text:p>49.3425</text:p>
          </table:table-cell>
          <table:table-cell table:style-name="ce3"/>
          <table:table-cell table:number-columns-repeated="1015"/>
        </table:table-row>
        <table:table-row table:style-name="ro4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6.12934E-007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4">
          <table:table-cell>
            <draw:frame table:end-cell-address="'CPU multi node'.H51" table:end-x="0.2748in" table:end-y="0.0421in" draw:z-index="0" draw:style-name="gr1" svg:width="5.5693in" svg:height="4.6346in" svg:x="0.1087in" svg:y="0.0122in">
              <draw:object draw:notify-on-update-of-ranges="'CPU multi node'.F2:'CPU multi node'.F21 'CPU multi node'.J2:'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table:style-name="ce3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5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8T15:50:59</dc:date>
    <meta:print-date>1969-12-31T16:00:00</meta:print-date>
    <dc:creator>Peter Bailey</dc:creator>
    <meta:editing-duration>PT23H57M40S</meta:editing-duration>
    <meta:editing-cycles>58</meta:editing-cycles>
    <meta:generator>OpenOffice.org/3.2$Unix OpenOffice.org_project/320m19$Build-9505</meta:generator>
    <meta:document-statistic meta:table-count="4" meta:cell-count="267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3.204cm" xlink:href=".." chart:class="chart:scatter" chart:style-name="ch1">
        <chart:title svg:x="5.269cm" svg:y="0.265cm" chart:style-name="ch2">
          <text:p>GPU PLM on Longhorn</text:p>
        </chart:title>
        <chart:plot-area chart:style-name="ch3" table:cell-range-address="'CPU+GPU'.D2:'CPU+GPU'.D21 'CPU+GPU'.H2:'CPU+GPU'.H21" svg:x="0.401cm" svg:y="1.032cm" svg:width="14.388cm" svg:height="11.845cm">
          <chart:axis chart:dimension="x" chart:name="primary-x" chart:style-name="ch4">
            <chart:title svg:x="7.457cm" svg:y="12.569cm" chart:style-name="ch5">
              <text:p>GPUs</text:p>
            </chart:title>
          </chart:axis>
          <chart:axis chart:dimension="y" chart:name="primary-y" chart:style-name="ch6">
            <chart:title svg:x="0.302cm" svg:y="8.5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H2:'CPU+GPU'.H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725572">
                <text:p text:id="'CPU+GPU'.H2:'CPU+GPU'.H21">0.000007255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42914">
                <text:p>0.0000034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5968">
                <text:p>0.00000265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0831268">
                <text:p>0.000000831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7027">
                <text:p>0.0000007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CPU multi node'.F2:'CPU multi node'.F21 'CPU multi node'.J2:'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J2:'CPU multi node'.J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6594">
                <text:p text:id="'CPU multi node'.J2:'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